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7">
            <calcext:condition calcext:apply-style-name="Error" calcext:value="duplicate" calcext:base-cell-address="list.B3"/>
          </calcext:conditional-format>
          <calcext:conditional-format calcext:target-range-address="list.C3:list.C29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276:list.C277" table:on-update-keep-styles="true" table:on-update-keep-size="false"/>
        <table:database-range table:name="publisher_name_list" table:target-range-address="publisher.A2:publisher.A1059" table:on-update-keep-styles="true" table:on-update-keep-size="false"/>
        <table:database-range table:name="__Anonymous_Sheet_DB__0" table:target-range-address="list.B2:list.I2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09:50:13.1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5T09:53:30.861000000</dc:date>
    <meta:editing-duration>P2DT8H29M27S</meta:editing-duration>
    <meta:editing-cycles>917</meta:editing-cycles>
    <meta:document-statistic meta:table-count="4" meta:cell-count="30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